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0000001B05D21A8F2.jpg"/>
  <manifest:file-entry manifest:media-type="image/jpeg" manifest:full-path="Pictures/10000000000001B0000001B0BFE739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9cm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8cm"/>
    </style:style>
    <style:style style:name="gr3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cm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987cm" fo:min-width="0.288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cm" fo:margin-right="0cm" fo:text-indent="0cm"/>
      <style:text-properties fo:font-size="12pt" style:font-size-asian="12pt"/>
    </style:style>
    <style:style style:name="P6" style:family="paragraph">
      <style:paragraph-properties fo:margin-left="0cm" fo:margin-right="0cm" fo:text-indent="0cm"/>
      <style:text-properties fo:color="#ff0000" fo:text-shadow="1pt 1pt"/>
    </style:style>
    <style:style style:name="T1" style:family="text">
      <style:text-properties fo:font-size="24pt"/>
    </style:style>
    <style:style style:name="T2" style:family="text">
      <style:text-properties fo:font-size="12pt" style:font-size-asian="12pt"/>
    </style:style>
    <style:style style:name="T3" style:family="text">
      <style:text-properties fo:color="#ff0000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0.853cm" svg:height="0.966cm" svg:x="4cm" svg:y="1.5cm">
          <draw:text-box>
            <text:p text:style-name="P1">1</text:p>
          </draw:text-box>
        </draw:frame>
        <draw:frame draw:style-name="gr2" draw:text-style-name="P1" draw:layer="layout" svg:width="0.853cm" svg:height="0.966cm" svg:x="14.057cm" svg:y="1.531cm">
          <draw:text-box>
            <text:p text:style-name="P1">2</text:p>
          </draw:text-box>
        </draw:frame>
        <draw:frame draw:style-name="gr1" draw:text-style-name="P1" draw:layer="layout" svg:width="0.853cm" svg:height="0.966cm" svg:x="18.5cm" svg:y="1.534cm">
          <draw:text-box>
            <text:p text:style-name="P1">2</text:p>
          </draw:text-box>
        </draw:frame>
        <draw:line draw:style-name="gr3" draw:text-style-name="P2" draw:layer="layout" svg:x1="4.811cm" svg:y1="7.047cm" svg:x2="9.434cm" svg:y2="7.047cm">
          <text:p text:style-name="P1"/>
        </draw:line>
        <draw:line draw:style-name="gr3" draw:text-style-name="P2" draw:layer="layout" svg:x1="9.434cm" svg:y1="7.047cm" svg:x2="14.981cm" svg:y2="7.047cm">
          <text:p text:style-name="P1"/>
        </draw:line>
        <draw:line draw:style-name="gr3" draw:text-style-name="P2" draw:layer="layout" svg:x1="14.981cm" svg:y1="7.047cm" svg:x2="19.142cm" svg:y2="7.047cm">
          <text:p text:style-name="P1"/>
        </draw:line>
        <draw:line draw:style-name="gr3" draw:text-style-name="P3" draw:layer="layout" svg:x1="19.142cm" svg:y1="7.047cm" svg:x2="24.689cm" svg:y2="7.047cm">
          <text:p text:style-name="P1"/>
        </draw:line>
        <draw:frame draw:style-name="gr4" draw:text-style-name="P4" draw:layer="layout" svg:width="1.306cm" svg:height="1.199cm" svg:x="6.103cm" svg:y="8.43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462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368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453cm" svg:y="8.43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7.123cm" svg:y="8.89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402cm" svg:y="8.89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292cm" svg:y="8.89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377cm" svg:y="8.89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5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67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84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4cm" svg:y="2.5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83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9" draw:text-style-name="P1" draw:layer="layout" svg:width="0.853cm" svg:height="0.966cm" svg:x="9cm" svg:y="12.5cm">
          <draw:text-box>
            <text:p text:style-name="P1">1</text:p>
          </draw:text-box>
        </draw:frame>
        <draw:frame draw:style-name="gr1" draw:text-style-name="P1" draw:layer="layout" svg:width="0.853cm" svg:height="0.966cm" svg:x="4.155cm" svg:y="12.24cm">
          <draw:text-box>
            <text:p text:style-name="P1">1</text:p>
          </draw:text-box>
        </draw:frame>
        <draw:frame draw:style-name="gr10" draw:text-style-name="P1" draw:layer="layout" svg:width="0.853cm" svg:height="1.237cm" svg:x="14.147cm" svg:y="12.263cm">
          <draw:text-box>
            <text:p text:style-name="P1">2</text:p>
          </draw:text-box>
        </draw:frame>
        <draw:line draw:style-name="gr3" draw:text-style-name="P2" draw:layer="layout" svg:x1="4.617cm" svg:y1="17.787cm" svg:x2="9.24cm" svg:y2="17.787cm">
          <text:p text:style-name="P1"/>
        </draw:line>
        <draw:line draw:style-name="gr3" draw:text-style-name="P2" draw:layer="layout" svg:x1="9.24cm" svg:y1="17.787cm" svg:x2="14.787cm" svg:y2="17.787cm">
          <text:p text:style-name="P1"/>
        </draw:line>
        <draw:line draw:style-name="gr3" draw:text-style-name="P2" draw:layer="layout" svg:x1="14.787cm" svg:y1="17.787cm" svg:x2="18.948cm" svg:y2="17.787cm">
          <text:p text:style-name="P1"/>
        </draw:line>
        <draw:line draw:style-name="gr3" draw:text-style-name="P3" draw:layer="layout" svg:x1="18.948cm" svg:y1="17.787cm" svg:x2="24.495cm" svg:y2="17.787cm">
          <text:p text:style-name="P1"/>
        </draw:line>
        <draw:frame draw:style-name="gr4" draw:text-style-name="P4" draw:layer="layout" svg:width="1.306cm" svg:height="1.199cm" svg:x="5.909cm" svg:y="19.17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268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174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259cm" svg:y="19.17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6.929cm" svg:y="19.63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208cm" svg:y="19.63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098cm" svg:y="19.63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183cm" svg:y="19.63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306cm" svg:y="13.16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47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64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4cm" svg:y="13.3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636cm" svg:y="13.164cm">
          <draw:image xlink:href="Pictures/10000000000001B0000001B0BFE73926.jpg" xlink:type="simple" xlink:show="embed" xlink:actuate="onLoad">
            <text:p text:style-name="P1"/>
          </draw:image>
        </draw:frame>
        <draw:line draw:style-name="gr11" draw:text-style-name="P2" draw:layer="layout" svg:x1="0.5cm" svg:y1="10.5cm" svg:x2="29cm" svg:y2="10.5cm">
          <text:p text:style-name="P1"/>
        </draw:line>
        <draw:frame draw:style-name="gr1" draw:text-style-name="P1" draw:layer="layout" svg:width="0.853cm" svg:height="0.966cm" svg:x="24.647cm" svg:y="1.534cm">
          <draw:text-box>
            <text:p text:style-name="P1">1</text:p>
          </draw:text-box>
        </draw:frame>
        <draw:frame draw:style-name="gr2" draw:text-style-name="P1" draw:layer="layout" svg:width="0.853cm" svg:height="0.966cm" svg:x="24.5cm" svg:y="12.5cm">
          <draw:text-box>
            <text:p text:style-name="P1">1</text:p>
          </draw:text-box>
        </draw:frame>
        <draw:circle draw:style-name="gr12" draw:text-style-name="P2" draw:layer="layout" svg:width="2cm" svg:height="2cm" svg:x="18cm" svg:y="1cm">
          <text:p text:style-name="P1"/>
        </draw:circle>
        <draw:circle draw:style-name="gr12" draw:text-style-name="P2" draw:layer="layout" svg:width="2cm" svg:height="2cm" svg:x="17.5cm" svg:y="12cm">
          <text:p text:style-name="P1"/>
        </draw:circle>
        <draw:line draw:style-name="gr13" draw:text-style-name="P2" draw:layer="layout" svg:x1="19cm" svg:y1="4cm" svg:x2="19cm" svg:y2="12cm">
          <text:p text:style-name="P1"/>
        </draw:line>
        <draw:frame draw:style-name="gr14" draw:text-style-name="P6" draw:layer="layout" svg:width="2.716cm" svg:height="0.966cm" svg:x="19.784cm" svg:y="11.5cm">
          <draw:text-box>
            <text:p text:style-name="P1"><text:span text:style-name="T3">Change</text:span></text:p>
          </draw:text-box>
        </draw:frame>
        <draw:frame draw:style-name="gr15" draw:text-style-name="P1" draw:layer="layout" svg:width="3.753cm" svg:height="0.966cm" svg:x="0.326cm" svg:y="0.534cm">
          <draw:text-box>
            <text:p text:style-name="P1">Step = i + 2</text:p>
          </draw:text-box>
        </draw:frame>
        <draw:frame draw:style-name="gr16" draw:layer="layout" svg:width="3.753cm" svg:height="0.966cm" svg:x="0cm" svg:y="11.034cm">
          <draw:text-box>
            <text:p text:style-name="P1">Step = i + 3</text:p>
          </draw:text-box>
        </draw:frame>
        <draw:frame draw:style-name="gr1" draw:text-style-name="P1" draw:layer="layout" svg:width="0.853cm" svg:height="0.966cm" svg:x="8.647cm" svg:y="1.5cm">
          <draw:text-box>
            <text:p text:style-name="P1">1</text:p>
          </draw:text-box>
        </draw:frame>
        <draw:frame draw:style-name="gr2" draw:text-style-name="P1" draw:layer="layout" svg:width="0.853cm" svg:height="0.966cm" svg:x="18.147cm" svg:y="12.5cm">
          <draw:text-box>
            <text:p text:style-name="P1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8T02:14:45</meta:creation-date>
    <dc:creator>ikeda</dc:creator>
    <dc:date>2007-01-25T23:48:23</dc:date>
    <dc:language>en-US</dc:language>
    <meta:editing-cycles>11</meta:editing-cycles>
    <meta:editing-duration>PT1H40M21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